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9cm" svg:height="0.962cm" svg:x="3.3cm" svg:y="2.4cm">
          <draw:text-box>
            <text:p>Run.py</text:p>
          </draw:text-box>
        </draw:frame>
        <draw:frame draw:style-name="gr2" draw:text-style-name="P1" draw:layer="layout" svg:width="2.195cm" svg:height="0.962cm" svg:x="3.1cm" svg:y="5.5cm">
          <draw:text-box>
            <text:p>Init.py</text:p>
          </draw:text-box>
        </draw:frame>
        <draw:frame draw:style-name="gr3" draw:text-style-name="P1" draw:layer="layout" svg:width="3.025cm" svg:height="0.962cm" svg:x="11.3cm" svg:y="5.2cm">
          <draw:text-box>
            <text:p>Views.py</text:p>
          </draw:text-box>
        </draw:frame>
        <draw:frame draw:style-name="gr4" draw:text-style-name="P1" draw:layer="layout" svg:width="3.427cm" svg:height="1.673cm" svg:x="11.5cm" svg:y="8.8cm">
          <draw:text-box>
            <text:p>Index.html</text:p>
            <text:p/>
          </draw:text-box>
        </draw:frame>
        <draw:frame draw:style-name="gr5" draw:text-style-name="P1" draw:layer="layout" svg:width="3.779cm" svg:height="1.673cm" svg:x="11.8cm" svg:y="12.7cm">
          <draw:text-box>
            <text:p>Layout.html</text:p>
            <text:p/>
          </draw:text-box>
        </draw:frame>
        <draw:line draw:style-name="gr6" draw:text-style-name="P2" draw:layer="layout" svg:x1="13.2cm" svg:y1="12.5cm" svg:x2="13.1cm" svg:y2="9.8cm">
          <text:p/>
        </draw:line>
        <draw:line draw:style-name="gr6" draw:text-style-name="P2" draw:layer="layout" svg:x1="13.2cm" svg:y1="8.7cm" svg:x2="12.9cm" svg:y2="6.4cm">
          <text:p/>
        </draw:line>
        <draw:line draw:style-name="gr6" draw:text-style-name="P2" draw:layer="layout" svg:x1="4.2cm" svg:y1="3.6cm" svg:x2="4.1cm" svg:y2="5.6cm">
          <text:p/>
        </draw:line>
        <draw:line draw:style-name="gr6" draw:text-style-name="P2" draw:layer="layout" svg:x1="11.1cm" svg:y1="5.5cm" svg:x2="5.3cm" svg:y2="6cm">
          <text:p/>
        </draw:line>
        <draw:line draw:style-name="gr6" draw:text-style-name="P2" draw:layer="layout" svg:x1="5.3cm" svg:y1="6.3cm" svg:x2="11.5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05:27:53.444481303</meta:creation-date>
    <dc:date>2020-03-15T05:37:38.598703180</dc:date>
    <meta:editing-duration>PT5M50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